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d7b0f" officeooo:paragraph-rsid="001d7b0f" style:font-weight-asian="bold" style:font-weight-complex="bold"/>
    </style:style>
    <style:style style:name="P2" style:family="paragraph" style:parent-style-name="Standard">
      <style:text-properties fo:font-weight="bold" officeooo:rsid="001d7b0f" officeooo:paragraph-rsid="002fc6b4" style:font-weight-asian="bold" style:font-weight-complex="bold"/>
    </style:style>
    <style:style style:name="P3" style:family="paragraph" style:parent-style-name="Standard">
      <style:text-properties fo:font-weight="bold" officeooo:rsid="001ee2e8" officeooo:paragraph-rsid="001ee2e8" style:font-weight-asian="bold" style:font-weight-complex="bold"/>
    </style:style>
    <style:style style:name="P4" style:family="paragraph" style:parent-style-name="Standard">
      <style:text-properties fo:font-weight="bold" officeooo:rsid="001ee2e8" officeooo:paragraph-rsid="002b432d" style:font-weight-asian="bold" style:font-weight-complex="bold"/>
    </style:style>
    <style:style style:name="P5" style:family="paragraph" style:parent-style-name="Standard">
      <style:text-properties fo:font-weight="bold" officeooo:rsid="00294d92" officeooo:paragraph-rsid="00294d92" style:font-weight-asian="bold" style:font-weight-complex="bold"/>
    </style:style>
    <style:style style:name="P6" style:family="paragraph" style:parent-style-name="Standard">
      <style:text-properties fo:font-weight="bold" officeooo:rsid="0035c402" officeooo:paragraph-rsid="0035c402" style:font-weight-asian="bold" style:font-weight-complex="bold"/>
    </style:style>
    <style:style style:name="P7" style:family="paragraph" style:parent-style-name="Standard">
      <style:text-properties fo:color="#000000" loext:opacity="100%" fo:font-style="normal" style:text-underline-style="solid" style:text-underline-width="auto" style:text-underline-color="font-color" fo:font-weight="bold" officeooo:rsid="001d7b0f" officeooo:paragraph-rsid="002f9ddb" fo:background-color="#81d41a" style:font-style-asian="normal" style:font-weight-asian="bold" style:font-style-complex="normal" style:font-weight-complex="bold"/>
    </style:style>
    <style:style style:name="P8" style:family="paragraph" style:parent-style-name="Standard">
      <style:text-properties fo:color="#000000" loext:opacity="100%" fo:font-style="normal" style:text-underline-style="solid" style:text-underline-width="auto" style:text-underline-color="font-color" fo:font-weight="bold" officeooo:rsid="001d7b0f" officeooo:paragraph-rsid="001d7b0f" fo:background-color="transparent" style:font-style-asian="normal" style:font-weight-asian="bold" style:font-style-complex="normal" style:font-weight-complex="bold"/>
    </style:style>
    <style:style style:name="P9" style:family="paragraph" style:parent-style-name="Standard">
      <style:text-properties fo:color="#000000" loext:opacity="100%" fo:font-style="normal" style:text-underline-style="solid" style:text-underline-width="auto" style:text-underline-color="font-color" fo:font-weight="bold" officeooo:rsid="001d7b0f" officeooo:paragraph-rsid="002f9ddb" fo:background-color="transparent" style:font-style-asian="normal" style:font-weight-asian="bold" style:font-style-complex="normal" style:font-weight-complex="bold"/>
    </style:style>
    <style:style style:name="P10" style:family="paragraph" style:parent-style-name="Standard">
      <style:text-properties fo:color="#000000" loext:opacity="100%" fo:font-weight="bold" officeooo:rsid="001d7b0f" officeooo:paragraph-rsid="002f9ddb" fo:background-color="#81d41a" style:font-weight-asian="bold" style:font-weight-complex="bold"/>
    </style:style>
    <style:style style:name="P11" style:family="paragraph" style:parent-style-name="Standard">
      <style:text-properties fo:color="#000000" loext:opacity="100%" style:text-underline-style="solid" style:text-underline-width="auto" style:text-underline-color="font-color" fo:font-weight="bold" officeooo:rsid="001d7b0f" officeooo:paragraph-rsid="002f9ddb" fo:background-color="transparent" style:font-weight-asian="bold" style:font-weight-complex="bold"/>
    </style:style>
    <style:style style:name="T1" style:family="text">
      <style:text-properties officeooo:rsid="001e58cb"/>
    </style:style>
    <style:style style:name="T2" style:family="text">
      <style:text-properties officeooo:rsid="001fed56"/>
    </style:style>
    <style:style style:name="T3" style:family="text">
      <style:text-properties officeooo:rsid="0025dda5"/>
    </style:style>
    <style:style style:name="T4" style:family="text">
      <style:text-properties officeooo:rsid="0026a08a"/>
    </style:style>
    <style:style style:name="T5" style:family="text">
      <style:text-properties officeooo:rsid="0027216b"/>
    </style:style>
    <style:style style:name="T6" style:family="text">
      <style:text-properties officeooo:rsid="00288927"/>
    </style:style>
    <style:style style:name="T7" style:family="text">
      <style:text-properties officeooo:rsid="002d1578"/>
    </style:style>
    <style:style style:name="T8" style:family="text">
      <style:text-properties officeooo:rsid="002f9ddb"/>
    </style:style>
    <style:style style:name="T9" style:family="text">
      <style:text-properties officeooo:rsid="002fc6b4"/>
    </style:style>
    <style:style style:name="T10" style:family="text">
      <style:text-properties fo:color="#000000" loext:opacity="100%" officeooo:rsid="00419403" fo:background-color="transparent" loext:char-shading-value="0"/>
    </style:style>
    <style:style style:name="T11" style:family="text">
      <style:text-properties officeooo:rsid="0037185a"/>
    </style:style>
    <style:style style:name="T12" style:family="text">
      <style:text-properties officeooo:rsid="00389d17"/>
    </style:style>
    <style:style style:name="T13" style:family="text">
      <style:text-properties officeooo:rsid="0038bedf"/>
    </style:style>
    <style:style style:name="T14" style:family="text">
      <style:text-properties officeooo:rsid="003a5196"/>
    </style:style>
    <style:style style:name="T15" style:family="text">
      <style:text-properties officeooo:rsid="003bcd29"/>
    </style:style>
    <style:style style:name="T16" style:family="text">
      <style:text-properties officeooo:rsid="003c857a"/>
    </style:style>
    <style:style style:name="T17" style:family="text">
      <style:text-properties officeooo:rsid="0041e9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span text:style-name="T10">MOSSAD İNSANLARI KAÇIRIYOR</text:span></text:p>
      <text:p text:style-name="P8"><text:tab/>“<text:span text:style-name="T8">PART 1”<text:tab/></text:span></text:p>
      <text:p text:style-name="P2">Bütün devletlerin devlet başkanları ve devletin içindeki diğer kurumlardan ve sivil halkından milyonlarca insan israil devleti tarafından kaçırılmıştır. Bu insanlar yıllarca yerin altındaki hapishanelerde esir olarak tutuldular. Bu insanlar yıllarca yerin altında kaldılar ve güneş bile görmemişler. Bu olaylardan dolayı bütün ülkeler şuan <text:span text:style-name="T9">israil devleti tarafından</text:span> işgal altında. </text:p>
      <text:p text:style-name="P10"/>
      <text:p text:style-name="P11"><text:tab/>“<text:span text:style-name="T8">PART 2”<text:tab/></text:span></text:p>
      <text:p text:style-name="P3">Şuan <text:span text:style-name="T4">bütün</text:span> ülke<text:span text:style-name="T4">ler</text:span> estetik ameliyat ile yüzünü değiştirmiş <text:span text:style-name="T4">Mossad ajanları olan </text:span>devlet başkanları tarafından yönetilmektedir. Kaçırılan devlet başkanlarının varlığını bu şekilde gizlemişler. Bu bilgileri ordu’ya satın ya da devletlere ihbar edin. Bu şekilde mossad’ın elinden kurtulup özgür kalma fırsatınız olur. Kaçırılan devlet başkanlarının isimlerini ve kaçırılan insanların koordinatlarını gidip devletlere ihbar edin ya da satın. Mossad örgütünden kurtulmanızın tek yolu budur. Devletleri kurtardığınız için ya da kaçırılan insanların bilgilerini devletler<text:span text:style-name="T8">e ihbar ettiğiniz</text:span> için kimse sizin ne suç işlediğinizi umursamayacak ve özgür bir insan olarak yaşayabilirsiniz. </text:p>
      <text:p text:style-name="P10"/>
      <text:p text:style-name="P11"><text:tab/>“<text:span text:style-name="T8">PART 3”<text:tab/></text:span></text:p>
      <text:p text:style-name="P4">Ayrıca Mossad sizi herhangi bir şeye zorlarsa, büyük ihtimalle sizi kaçıracaklardır bu yüzden gidip mossad’ın <text:span text:style-name="T3">yeraltı hapishanelerinin koordinatlarını ve mossad’ın </text:span>kaçırdığı insanların bilgilerini devletlere ihbar edin ki devletler size yardıma gelsinler. <text:span text:style-name="T6">Mossad sizi nereye kaçırsada birgün devletler </text:span><text:span text:style-name="T13">oraya </text:span><text:span text:style-name="T6">size yardıma gelecektir. </text:span>O devletteki estetik ameliyat <text:span text:style-name="T13">ile yüzünü değiştirip</text:span> <text:span text:style-name="T2">o ülkelerin </text:span>meclis<text:span text:style-name="T2">ine</text:span> yerleştirilen insanların bilgilerini <text:span text:style-name="T5">o devletin ordusuna </text:span>ihbar edinki o devletin ordusu size yardıma gelsin. <text:span text:style-name="T2">Mossad’ı terk edin. Mossad pislik bir örgüttür.</text:span></text:p>
      <text:p text:style-name="P10"/>
      <text:p text:style-name="P11"><text:tab/>“<text:span text:style-name="T8">PART 4”<text:tab/></text:span></text:p>
      <text:p text:style-name="P1">Kaçırılan ülkelerin devlet başkanlarının ve sivil halkın kaçırıldığı yeraltı hapishanelerinin koordinatlarını ya da götürüldükleri yerlerin koordinatlarını devletlere ihbar edin ya da bu bilgileri devletlere satıp zengin olun. Bu sizin zengin olmanız için bir fırsattır. Bu şekilde mossad’ın elinden kurtulup özgür kalma fırsatınız var bunu kullanın. </text:p>
      <text:p text:style-name="P10"/>
      <text:p text:style-name="P11"><text:tab/>“<text:span text:style-name="T8">PART </text:span><text:span text:style-name="T9">5</text:span><text:span text:style-name="T8">”<text:tab/></text:span></text:p>
      <text:p text:style-name="P1">Mossad binlerce kendi ajanını da kaçırmıştır ve birgün sizi de kaçıracaktır. Bu yüzden devletlerden kaçırılan insanların bilgilerini devletlere satın ya da ihbar edin aksi takdirde sizi de birgün kaçıracaklar. <text:span text:style-name="T6">M</text:span><text:span text:style-name="T1">ossad’ın sizin gibi hapishaneden çıkartıp </text:span><text:span text:style-name="T6">kullandıktan </text:span><text:span text:style-name="T1">sonra yerin altındaki hapishanelerine kaçırdığı ajanları sizde görebilirsiniz ve birgün mossad sizi de kaçıracak. Mossad böyle bir örgüttür. Bu örgüte güvenmeyin. Mossad’ın kaçırdığı insanların </text:span><text:span text:style-name="T13">koordinatlarını</text:span><text:span text:style-name="T1"> devlet</text:span><text:span text:style-name="T6">ler</text:span><text:span text:style-name="T1">e ihbar edin.</text:span><text:span text:style-name="T2"> </text:span></text:p>
      <text:p text:style-name="P7"/>
      <text:p text:style-name="P9"><text:tab/>“<text:span text:style-name="T8">PART </text:span><text:span text:style-name="T9">6</text:span><text:span text:style-name="T8">”<text:tab/></text:span></text:p>
      <text:p text:style-name="P5">Hangi <text:span text:style-name="T14">ülkede</text:span> savaş varsa o ülkenin meclisindeki <text:span text:style-name="T13">estetik ameliyatlı </text:span>mossad ajanlarını <text:span text:style-name="T13">savaş olan devletin</text:span> ordusuna ihbar edin. Ayrıca o ülkedeki yeraltı hapishanelerinin koordinatlarını <text:span text:style-name="T13">ve</text:span> o ülkeden kaçırılıp farklı devletlere götürülen insanların koordinatlarını <text:span text:style-name="T13">savaş olan ülkelere ihbar edin</text:span>. Savaş olan ülkelere <text:span text:style-name="T13">söyleyin</text:span> sizin devletiniz şuan mossad tarafından <text:span text:style-name="T7">bu şekilde</text:span> işgal altındadır. Bu şekilde savaşlar<text:span text:style-name="T7">ı </text:span><text:span text:style-name="T13">durdurursunuz</text:span>. <text:span text:style-name="T14">Savaşları israil devleti çıkartıyor.</text:span></text:p>
      <text:p text:style-name="P10"/>
      <text:p text:style-name="P11"><text:tab/>“<text:span text:style-name="T8">PART </text:span><text:span text:style-name="T9">7</text:span><text:span text:style-name="T8">”<text:tab/></text:span></text:p>
      <text:p text:style-name="P6">Mossad<text:span text:style-name="T17">ın</text:span> labaratuvarların tamamının koordinatlarını <text:span text:style-name="T11">ve</text:span> ilaçların <text:span text:style-name="T11">bileşenlerini</text:span> Türkiye ordusuna ihbar edin. İlaç<text:span text:style-name="T11">ların bileşenlerini</text:span> ve diğer bilgileri Türkiye <text:span text:style-name="T13">Cumhuriyeti Devletinin O</text:span>rdusuna satın ya da kopyalayıp Türkiye <text:span text:style-name="T15">Cumhuriyeti Devleti</text:span><text:span text:style-name="T16">nin</text:span><text:span text:style-name="T15"> Ankara Emniyetine </text:span><text:span text:style-name="T12">ihbar ed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2T21:46:09.180513658</meta:creation-date>
    <dc:date>2022-05-18T16:39:07.710392713</dc:date>
    <meta:editing-duration>PT40M24S</meta:editing-duration>
    <meta:editing-cycles>23</meta:editing-cycles>
    <meta:generator>LibreOffice/7.2.6.2$Linux_X86_64 LibreOffice_project/20$Build-2</meta:generator>
    <meta:document-statistic meta:table-count="0" meta:image-count="0" meta:object-count="0" meta:page-count="1" meta:paragraph-count="15" meta:word-count="419" meta:character-count="3309" meta:non-whitespace-character-count="2883"/>
  </office:meta>
</office:document-meta>
</file>